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indent="0.4923in"/>
    </style:style>
    <style:style style:name="P4" style:parent-style-name="Standard" style:family="paragraph">
      <style:paragraph-properties fo:text-indent="0.4923in"/>
    </style:style>
  </office:automatic-styles>
  <office:body>
    <office:text text:use-soft-page-breaks="true">
      <text:p text:style-name="P1">Interview des différents postes</text:p>
      <text:p text:style-name="P2"/>
      <text:p text:style-name="Standard">Gérante :</text:p>
      <text:p text:style-name="Standard"/>
      <text:p text:style-name="Standard"><text:tab/>Souhaite pouvoir avoir des statistiques de vente en nombre % par catégorie par article, montant total, % par catégorie, par articles, montant moyen d’un panier, et toutes<text:s/>ces données récupérables<text:s/>par semaine mois ou année.</text:p>
      <text:p text:style-name="Standard"/>
      <text:p text:style-name="Standard">Commercial :</text:p>
      <text:p text:style-name="Standard"/>
      <text:p text:style-name="Standard"><text:tab/>Possibilité<text:s/>d’envoyer<text:s/>un news<text:s/>letter aux inscrits (qui ont signalé qu’il consentissent<text:s/>à la recevoir, par défaut un client n’en recevra pas).</text:p>
      <text:p text:style-name="Standard"><text:tab/>Accès à une liste des recherches infructueuses des visiteurs et clients (étude faisabilité).</text:p>
      <text:p text:style-name="Standard"/>
      <text:p text:style-name="Standard">Magasinier :</text:p>
      <text:p text:style-name="Standard"/>
      <text:p text:style-name="Standard"><text:tab/>Visualisation des articles en stock, configuration d’alerte sur les quantités afin d’informer de l’approche de la fin de stock et effectuer un<text:s/>réapprovisionnement.</text:p>
      <text:p text:style-name="Standard"/>
      <text:p text:style-name="Standard">Larbin :<text:s/></text:p>
      <text:p text:style-name="P3">Confection automatique de la facture avec le listing des articles à mettre dans le colis, avec étiquette d’envoi.</text:p>
      <text:p text:style-name="P4">Suivi<text:s/>du statut<text:s/>des commandes, préparation, remis au convoyeur, en cours de livraison, livré, confirmation clie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 wak</dc:creator>
    <meta:creation-date>2024-01-24T17:20:00Z</meta:creation-date>
    <dc:date>2024-01-24T18:17:00Z</dc:date>
    <meta:template xlink:href="Normal.dotm" xlink:type="simple"/>
    <meta:editing-cycles>4</meta:editing-cycles>
    <meta:editing-duration>PT1320S</meta:editing-duration>
    <meta:document-statistic meta:page-count="1" meta:paragraph-count="1" meta:word-count="144" meta:character-count="939" meta:row-count="6" meta:non-whitespace-character-count="796"/>
  </office:meta>
</office:document-meta>
</file>